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6.205cm" fo:margin-left="0.007cm" fo:margin-right="0.787cm" table:align="margins"/>
    </style:style>
    <style:style style:name="Table1.A" style:family="table-column">
      <style:table-column-properties style:column-width="4.787cm" style:rel-column-width="19357*"/>
    </style:style>
    <style:style style:name="Table1.B" style:family="table-column">
      <style:table-column-properties style:column-width="4.41cm" style:rel-column-width="17837*"/>
    </style:style>
    <style:style style:name="Table1.C" style:family="table-column">
      <style:table-column-properties style:column-width="7.008cm" style:rel-column-width="28341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4cm" fo:margin-left="0.072cm" fo:margin-right="0.787cm" table:align="margins"/>
    </style:style>
    <style:style style:name="Table2.A" style:family="table-column">
      <style:table-column-properties style:column-width="3.618cm" style:rel-column-width="14688*"/>
    </style:style>
    <style:style style:name="Table2.B" style:family="table-column">
      <style:table-column-properties style:column-width="4.48cm" style:rel-column-width="18193*"/>
    </style:style>
    <style:style style:name="Table2.C" style:family="table-column">
      <style:table-column-properties style:column-width="8.042cm" style:rel-column-width="32654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4cm" fo:margin-left="0.072cm" fo:margin-right="0.787cm" table:align="margins"/>
    </style:style>
    <style:style style:name="Table4.A" style:family="table-column">
      <style:table-column-properties style:column-width="3.618cm" style:rel-column-width="14688*"/>
    </style:style>
    <style:style style:name="Table4.B" style:family="table-column">
      <style:table-column-properties style:column-width="4.48cm" style:rel-column-width="18193*"/>
    </style:style>
    <style:style style:name="Table4.C" style:family="table-column">
      <style:table-column-properties style:column-width="8.042cm" style:rel-column-width="32654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14cm" fo:margin-left="0.072cm" fo:margin-right="0.787cm" table:align="margins"/>
    </style:style>
    <style:style style:name="Table3.A" style:family="table-column">
      <style:table-column-properties style:column-width="3.618cm" style:rel-column-width="14688*"/>
    </style:style>
    <style:style style:name="Table3.B" style:family="table-column">
      <style:table-column-properties style:column-width="4.48cm" style:rel-column-width="18193*"/>
    </style:style>
    <style:style style:name="Table3.C" style:family="table-column">
      <style:table-column-properties style:column-width="8.042cm" style:rel-column-width="32654*"/>
    </style:style>
    <style:style style:name="Table3.1" style:family="table-row">
      <style:table-row-properties style:min-row-height="0.72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161cm" fo:margin-left="0.051cm" fo:margin-right="0.787cm" table:align="margins"/>
    </style:style>
    <style:style style:name="Table17.A" style:family="table-column">
      <style:table-column-properties style:column-width="3.639cm" style:rel-column-width="14756*"/>
    </style:style>
    <style:style style:name="Table17.B" style:family="table-column">
      <style:table-column-properties style:column-width="4.479cm" style:rel-column-width="18164*"/>
    </style:style>
    <style:style style:name="Table17.C" style:family="table-column">
      <style:table-column-properties style:column-width="8.043cm" style:rel-column-width="3261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Code_20_Indent_20_2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ext_20_body_20_indent">
      <style:text-properties style:font-name="Tahoma" fo:font-size="13pt" fo:font-style="normal" style:font-size-asian="13pt" style:font-style-asian="normal" style:font-size-complex="13pt" style:font-style-complex="normal"/>
    </style:style>
    <style:style style:name="P12" style:family="paragraph" style:parent-style-name="Text_20_body_20_indent">
      <style:text-properties style:language-asian="zh" style:country-asian="TW"/>
    </style:style>
    <style:style style:name="P13" style:family="paragraph" style:parent-style-name="Heading_20_3">
      <style:text-properties style:language-asian="zh" style:country-asian="TW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language-asian="zh" style:country-asian="TW"/>
    </style:style>
    <style:style style:name="T3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4" style:family="text">
      <style:text-properties fo:color="#000000" fo:font-size="10pt" style:font-size-asian="10pt" style:language-asian="zh" style:country-asian="TW" style:font-size-complex="10pt"/>
    </style:style>
    <style:style style:name="T5" style:family="text">
      <style:text-properties fo:font-size="10pt" style:language-asian="zh" style:country-asian="TW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Calendar</text:h>
      <text:p text:style-name="Text_20_body"><draw:frame draw:style-name="fr1" draw:name="graphics1" text:anchor-type="paragraph" svg:x="4.972cm" svg:y="0.64cm" svg:width="5.65cm" svg:height="3.75cm" draw:z-index="0"><draw:image xlink:href="../images/calendar.gif" xlink:type="simple" xlink:show="embed" xlink:actuate="onLoad"/></draw:frame>Calendar is stuck by Javascript.</text:p>
      <text:h text:style-name="Heading_20_3" text:outline-level="3">The outline of Calendar</text:h>
      <text:p text:style-name="Text_20_body"><text:tab/>The calendar is constructed by the three HTML tables as follows.</text:p>
      <text:p text:style-name="P11"><draw:frame draw:style-name="fr2" draw:name="graphics3" text:anchor-type="paragraph" svg:width="8.345cm" svg:height="5.122cm" draw:z-index="2"><draw:image xlink:href="../images/calendar-outline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table.calendar</text:span></text:p>
          </table:table-cell>
          <table:table-cell table:style-name="Table1.A2" office:value-type="string">
            <text:p text:style-name="P1"><text:span text:style-name="Source_20_Text">The outline of calendar</text:span></text:p>
          </table:table-cell>
          <table:table-cell table:style-name="Table1.C2" office:value-type="string">
            <text:p text:style-name="Standard"><text:span text:style-name="Source_20_Text"><text:span text:style-name="T6">background: white; border: 1px solid #7F9DB9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table.calyear</text:span></text:p>
          </table:table-cell>
          <table:table-cell table:style-name="Table1.A2" office:value-type="string">
            <text:p text:style-name="P1"><text:span text:style-name="Source_20_Text">The outline of elect year</text:span></text:p>
          </table:table-cell>
          <table:table-cell table:style-name="Table1.C2" office:value-type="string">
            <text:p text:style-name="P4"><text:span text:style-name="Source_20_Text">background: #eaf0f4; border: 1px</text:span><text:span text:style-name="Source_20_Text"><text:span text:style-name="T6"> solid; border-color: #f8fbff #aca899 #aca899 #f8fbff;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5">table.calmon</text:span></text:span></text:p>
          </table:table-cell>
          <table:table-cell table:style-name="Table1.A2" office:value-type="string">
            <text:p text:style-name="P1"><text:span text:style-name="Source_20_Text">The outline of elect mon</text:span><text:span text:style-name="Source_20_Text"><text:span text:style-name="T2">th</text:span></text:span></text:p>
          </table:table-cell>
          <table:table-cell table:style-name="Table1.C2" office:value-type="string">
            <text:p text:style-name="P4"><text:span text:style-name="Source_20_Text"/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5">table.calday</text:span></text:span></text:p>
          </table:table-cell>
          <table:table-cell table:style-name="Table1.A2" office:value-type="string">
            <text:p text:style-name="P1"><text:span text:style-name="Source_20_Text">The outline of elect day</text:span></text:p>
          </table:table-cell>
          <table:table-cell table:style-name="Table1.C2" office:value-type="string">
            <text:p text:style-name="P4"><text:span text:style-name="Source_20_Text">border: 1px solid #ddd;</text:span></text:p>
          </table:table-cell>
        </table:table-row>
      </table:table>
      <text:h text:style-name="P13" text:outline-level="3">The outline of elect year</text:h>
      <text:p text:style-name="P10"><draw:frame draw:style-name="fr2" draw:name="graphics4" text:anchor-type="paragraph" svg:width="6.523cm" svg:height="1.275cm" draw:z-index="4"><draw:image xlink:href="../images/calendar-year.gif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6">table.calyear td</text:span></text:span></text:p>
          </table:table-cell>
          <table:table-cell table:style-name="Table2.A2" office:value-type="string">
            <text:p text:style-name="P1"><text:span text:style-name="Source_20_Text">The description </text:span><text:span text:style-name="Source_20_Text"><text:span text:style-name="T2">of year</text:span></text:span></text:p>
          </table:table-cell>
          <table:table-cell table:style-name="Table2.C2" office:value-type="string">
            <text:p text:style-name="P4"><text:span text:style-name="Source_20_Text"><text:span text:style-name="T6">font-size: small; font-weight: bold; text-align: center; </text:span></text:span><text:span text:style-name="Source_20_Text">white-space: nowrap;</text:span></text:p>
          </table:table-cell>
        </table:table-row>
      </table:table>
      <text:h text:style-name="P13" text:outline-level="3">The outline of elect mon<text:span text:style-name="T2">th</text:span></text:h>
      <text:p text:style-name="P12"><draw:frame draw:style-name="fr1" draw:name="graphics6" text:anchor-type="paragraph" svg:x="2.801cm" svg:y="0.385cm" svg:width="10.229cm" svg:height="2.448cm" draw:z-index="1"><draw:image xlink:href="../images/calendar-month.gif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6"><text:span text:style-name="Source_20_Text"><text:span text:style-name="T4">table.calmon td</text:span></text:span></text:p>
          </table:table-cell>
          <table:table-cell table:style-name="Table4.A2" office:value-type="string">
            <text:p text:style-name="P1"><text:span text:style-name="Source_20_Text">The outline of elect mon</text:span><text:span text:style-name="Source_20_Text"><text:span text:style-name="T2">th</text:span></text:span></text:p>
          </table:table-cell>
          <table:table-cell table:style-name="Table4.C2" office:value-type="string">
            <text:p text:style-name="P4"><text:span text:style-name="Source_20_Text">font-size: x-small; color: #35254F; text-align: center;</text:span></text:p>
            <text:p text:style-name="P4"><text:span text:style-name="Source_20_Text">cursor: pointer; text-decoration: none;</text:span></text:p>
          </table:table-cell>
        </table:table-row>
        <table:table-row>
          <table:table-cell table:style-name="Table4.A2" office:value-type="string">
            <text:p text:style-name="P7"><text:span text:style-name="Source_20_Text">table.calmon td.seld</text:span></text:p>
          </table:table-cell>
          <table:table-cell table:style-name="Table4.A2" office:value-type="string">
            <text:p text:style-name="P1"><text:span text:style-name="Source_20_Text">The outline of selected day</text:span></text:p>
          </table:table-cell>
          <table:table-cell table:style-name="Table4.C2" office:value-type="string">
            <text:p text:style-name="P4"><text:span text:style-name="Source_20_Text">background: #bbd1ed; border: 1px solid #aac6e9;</text:span></text:p>
          </table:table-cell>
        </table:table-row>
      </table:table>
      <text:p text:style-name="Standard"/>
      <text:h text:style-name="P13" text:outline-level="3">The outline of <text:span text:style-name="T2">day of work</text:span></text:h>
      <text:p text:style-name="Standard"><draw:frame draw:style-name="fr1" draw:name="graphics2" text:anchor-type="paragraph" svg:x="2.893cm" svg:y="0.533cm" svg:width="10.056cm" svg:height="1.633cm" draw:z-index="6"><draw:image xlink:href="../images/calendar-dow.gif" xlink:type="simple" xlink:show="embed" xlink:actuate="onLoad"/></draw:frame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SS Definition</text:p>
          </table:table-cell>
          <table:table-cell table:style-name="Table3.A1" office:value-type="string">
            <text:p text:style-name="P2">Description</text:p>
          </table:table-cell>
          <table:table-cell table:style-name="Table3.C1" office:value-type="string">
            <text:p text:style-name="P2">Default Values</text:p>
          </table:table-cell>
        </table:table-row>
        <table:table-row>
          <table:table-cell table:style-name="Table3.A2" office:value-type="string">
            <text:p text:style-name="P6"><text:span text:style-name="Source_20_Text">tr.caldow</text:span></text:p>
          </table:table-cell>
          <table:table-cell table:style-name="Table3.A2" office:value-type="string">
            <text:p text:style-name="P1"><text:span text:style-name="Source_20_Text">The row outline of day of work</text:span></text:p>
          </table:table-cell>
          <table:table-cell table:style-name="Table3.C2" office:value-type="string">
            <text:p text:style-name="P4"><text:span text:style-name="Source_20_Text"/></text:p>
          </table:table-cell>
        </table:table-row>
        <table:table-row>
          <table:table-cell table:style-name="Table3.A2" office:value-type="string">
            <text:p text:style-name="P6"><text:span text:style-name="Source_20_Text">tr.caldow td</text:span></text:p>
          </table:table-cell>
          <table:table-cell table:style-name="Table3.A2" office:value-type="string">
            <text:p text:style-name="P1"><text:span text:style-name="Source_20_Text">The outline of day of work</text:span></text:p>
          </table:table-cell>
          <table:table-cell table:style-name="Table3.C2" office:value-type="string">
            <text:p text:style-name="P4"><text:span text:style-name="Source_20_Text">font-size: x-small; color: #333; font-weight: bold;</text:span></text:p>
            <text:p text:style-name="P4"><text:span text:style-name="Source_20_Text">padding: 1px 2px; background: #e8e8f0; text-align: center;</text:span></text:p>
          </table:table-cell>
        </table:table-row>
      </table:table>
      <text:h text:style-name="P13" text:outline-level="3">The outline of elect<text:span text:style-name="T2"> day</text:span></text:h>
      <text:p text:style-name="Standard"/>
      <text:p text:style-name="Standard"><draw:frame draw:style-name="fr1" draw:name="graphics5" text:anchor-type="paragraph" svg:x="3.094cm" svg:y="0.064cm" svg:width="8.239cm" svg:height="2.471cm" draw:z-index="5"><draw:image xlink:href="../images/calendar-day.gif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6"><text:span text:style-name="Source_20_Text"><text:span text:style-name="T4">tr.calday td</text:span></text:span></text:p>
          </table:table-cell>
          <table:table-cell table:style-name="Table17.A2" office:value-type="string">
            <text:p text:style-name="P1"><text:span text:style-name="Source_20_Text">The outline of elect </text:span><text:span text:style-name="Source_20_Text"><text:span text:style-name="T2">day</text:span></text:span></text:p>
          </table:table-cell>
          <table:table-cell table:style-name="Table17.C2" office:value-type="string">
            <text:p text:style-name="P4"><text:span text:style-name="Source_20_Text">font-size: x-small; color: #35254F; text-align: center;</text:span></text:p>
            <text:p text:style-name="P4"><text:span text:style-name="Source_20_Text">cursor: pointer; text-decoration: none;</text:span></text:p>
          </table:table-cell>
        </table:table-row>
        <table:table-row>
          <table:table-cell table:style-name="Table17.A2" office:value-type="string">
            <text:p text:style-name="P6"><text:span text:style-name="Source_20_Text"><text:span text:style-name="T4">tr.calday td a</text:span></text:span></text:p>
          </table:table-cell>
          <table:table-cell table:style-name="Table17.A2" office:value-type="string">
            <text:p text:style-name="P1"><text:span text:style-name="Source_20_Text">The outline of 'a' tag of elect </text:span><text:span text:style-name="Source_20_Text"><text:span text:style-name="T2">day</text:span></text:span></text:p>
          </table:table-cell>
          <table:table-cell table:style-name="Table17.C2" office:value-type="string">
            <text:p text:style-name="P4"><text:span text:style-name="Source_20_Text">font-size: x-small; color: #35254F; text-align: center;</text:span></text:p>
            <text:p text:style-name="P4"><text:span text:style-name="Source_20_Text">cursor: pointer; text-decoration: none;</text:span></text:p>
          </table:table-cell>
        </table:table-row>
        <table:table-row>
          <table:table-cell table:style-name="Table17.A2" office:value-type="string">
            <text:p text:style-name="P6"><text:span text:style-name="Source_20_Text"><text:span text:style-name="T4">tr.calday td a:visited</text:span></text:span></text:p>
          </table:table-cell>
          <table:table-cell table:style-name="Table17.A2" office:value-type="string">
            <text:p text:style-name="P1"><text:span text:style-name="Source_20_Text">The outline of 'a' tag <text:s text:c="2"/>of elect day </text:span><text:span text:style-name="Source_20_Text"><text:span text:style-name="T2">at visited time</text:span></text:span></text:p>
          </table:table-cell>
          <table:table-cell table:style-name="Table17.C2" office:value-type="string">
            <text:p text:style-name="P4"><text:span text:style-name="Source_20_Text">font-size: x-small; color: #35254F; text-align: center;</text:span></text:p>
            <text:p text:style-name="P4"><text:span text:style-name="Source_20_Text">cursor: pointer; text-decoration: none;</text:span></text:p>
          </table:table-cell>
        </table:table-row>
        <table:table-row>
          <table:table-cell table:style-name="Table17.A2" office:value-type="string">
            <text:p text:style-name="P8"><text:span text:style-name="Source_20_Text">tr.calday td a:hover</text:span></text:p>
          </table:table-cell>
          <table:table-cell table:style-name="Table17.A2" office:value-type="string">
            <text:p text:style-name="P1"><text:span text:style-name="Source_20_Text">The outline of </text:span><text:span text:style-name="Source_20_Text"><text:span text:style-name="T2">hover day</text:span></text:span></text:p>
          </table:table-cell>
          <table:table-cell table:style-name="Table17.C2" office:value-type="string">
            <text:p text:style-name="P5"><text:span text:style-name="Source_20_Text">text-decoration: underline;</text:span></text:p>
          </table:table-cell>
        </table:table-row>
        <table:table-row>
          <table:table-cell table:style-name="Table17.A2" office:value-type="string">
            <text:p text:style-name="P6"><text:span text:style-name="Source_20_Text">tr.calday td</text:span></text:p>
          </table:table-cell>
          <table:table-cell table:style-name="Table17.A2" office:value-type="string">
            <text:p text:style-name="P1"><text:span text:style-name="Source_20_Text">The outline of <text:s/>elect day</text:span></text:p>
          </table:table-cell>
          <table:table-cell table:style-name="Table17.C2" office:value-type="string">
            <text:p text:style-name="P4"><text:span text:style-name="Source_20_Text">padding: 1px 3px;</text:span></text:p>
          </table:table-cell>
        </table:table-row>
        <table:table-row>
          <table:table-cell table:style-name="Table17.A2" office:value-type="string">
            <text:p text:style-name="P7"><text:span text:style-name="Source_20_Text">tr.calday td.seld</text:span></text:p>
          </table:table-cell>
          <table:table-cell table:style-name="Table17.A2" office:value-type="string">
            <text:p text:style-name="P1"><text:span text:style-name="Source_20_Text">The outline of selected day</text:span></text:p>
          </table:table-cell>
          <table:table-cell table:style-name="Table17.C2" office:value-type="string">
            <text:p text:style-name="P4"><text:span text:style-name="Source_20_Text">background: #bbd1ed; border: 1px solid #aac6e9;</text:span></text:p>
          </table:table-cell>
        </table:table-row>
        <table:table-row>
          <table:table-cell table:style-name="Table17.A2" office:value-type="string">
            <text:p text:style-name="P7"><text:span text:style-name="Source_20_Text">tr.calday td.dis</text:span></text:p>
          </table:table-cell>
          <table:table-cell table:style-name="Table17.A2" office:value-type="string">
            <text:p text:style-name="P1"><text:span text:style-name="Source_20_Text">The outline of disabled day</text:span></text:p>
          </table:table-cell>
          <table:table-cell table:style-name="Table17.C2" office:value-type="string">
            <text:p text:style-name="P4"><text:span text:style-name="Source_20_Text">color: #888;</text:span></text:p>
          </table:table-cell>
        </table:table-row>
      </table:table>
      <text:p text:style-name="Standard"/>
      <text:p text:style-name="Heading_20_4">Customize the bac<text:span text:style-name="T2">kground of Calendar</text:span></text:p>
      <text:p text:style-name="Text_20_body_20_indent_20_2">The way to customize the bac<text:span text:style-name="T2">kground of Calendar</text:span> is change color as follows.</text:p>
      <text:p text:style-name="Text_20_body"><draw:frame draw:style-name="fr1" draw:name="graphics410" text:anchor-type="paragraph" svg:x="3.969cm" svg:y="0.55cm" svg:width="6.149cm" svg:height="3.099cm" draw:z-index="3"><draw:image xlink:href="../images/custom-calendar.gif" xlink:type="simple" xlink:show="embed" xlink:actuate="onLoad"/></draw:frame></text:p>
      <text:p text:style-name="P9">table.calyear {</text:p>
      <text:p text:style-name="Code_20_Indent_20_2"><text:tab/>background: #F8AAFF; border: 1px solid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25T09:33:43</dc:date>
    <dc:language>en-US</dc:language>
    <meta:editing-cycles>33</meta:editing-cycles>
    <meta:editing-duration>PT5H57M8S</meta:editing-duration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3" meta:paragraph-count="79" meta:word-count="339" meta:character-count="2138"/>
  </office:meta>
</office:document-meta>
</file>